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2000001462B490CB145D3D1C0.png" manifest:media-type="image/png"/>
  <manifest:file-entry manifest:full-path="Pictures/1000020100000387000002AD2A1B65200476533B.png" manifest:media-type="image/png"/>
  <manifest:file-entry manifest:full-path="Pictures/10000201000003E000000211EEBE8D344DA2FC39.png" manifest:media-type="image/png"/>
  <manifest:file-entry manifest:full-path="Pictures/1000020100000545000002DF17066EDB9A8A72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x="0.6cm" svg:y="-0.423cm" svg:width="17cm" svg:height="9.262cm" draw:z-index="0"><draw:image xlink:href="Pictures/1000020100000545000002DF17066EDB9A8A72EB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Imagen2" text:anchor-type="char" svg:x="0.672cm" svg:y="0.293cm" svg:width="17cm" svg:height="9.065cm" draw:z-index="1"><draw:image xlink:href="Pictures/10000201000003E000000211EEBE8D344DA2FC3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char" svg:width="17cm" svg:height="12.896cm" draw:z-index="2"><draw:image xlink:href="Pictures/1000020100000387000002AD2A1B65200476533B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width="17cm" svg:height="4.609cm" draw:z-index="3"><draw:image xlink:href="Pictures/10000201000004B2000001462B490CB145D3D1C0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04:23:16.213153182</meta:creation-date>
    <dc:date>2022-06-11T06:46:12.000212879</dc:date>
    <meta:editing-duration>PT12M35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